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200000088B8AFD633C98E2588.png" manifest:media-type="image/png"/>
  <manifest:file-entry manifest:full-path="Pictures/10000000000002AA0000011B06E058424CB945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708b3" officeooo:paragraph-rsid="001708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.59cm" svg:height="7.297cm" draw:z-index="0"><draw:image xlink:href="Pictures/10000000000002AA0000011B06E058424CB945F6.png" xlink:type="simple" xlink:show="embed" xlink:actuate="onLoad" draw:mime-type="image/png"/></draw:frame>C</text:p>
      <text:p text:style-name="P1"/>
      <text:p text:style-name="P1"><draw:frame draw:style-name="fr1" draw:name="Image2" text:anchor-type="char" svg:width="17.59cm" svg:height="3.466cm" draw:z-index="1"><draw:image xlink:href="Pictures/10000000000002B200000088B8AFD633C98E25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5:28:49.157798460</meta:creation-date>
    <dc:date>2023-06-23T15:29:58.358727718</dc:date>
    <meta:editing-duration>PT1M19S</meta:editing-duration>
    <meta:editing-cycles>1</meta:editing-cycles>
    <meta:document-statistic meta:table-count="0" meta:image-count="2" meta:object-count="0" meta:page-count="1" meta:paragraph-count="1" meta:word-count="1" meta:character-count="1" meta:non-whitespace-character-count="1"/>
    <meta:generator>LibreOffice/7.0.4.2$Linux_X86_64 LibreOffice_project/00$Build-2</meta:generator>
  </office:meta>
</office:document-meta>
</file>